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Tibetan Machine Uni" svg:font-family="'Tibetan Machine Uni'" style:font-pitch="variable"/>
    <style:font-face style:name="gargi" svg:font-family="garg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Preformatted_20_Text">
      <style:text-properties style:font-name="Tibetan Machine Uni" fo:font-size="11pt" officeooo:rsid="0004d8d0" officeooo:paragraph-rsid="0004d8d0" style:font-size-asian="11pt" style:font-size-complex="11pt"/>
    </style:style>
    <style:style style:name="P2" style:family="paragraph" style:parent-style-name="Preformatted_20_Text">
      <style:paragraph-properties fo:background-color="#ffff00">
        <style:background-image/>
      </style:paragraph-properties>
      <style:text-properties style:font-name="Tibetan Machine Uni" fo:font-size="11pt" officeooo:rsid="0004d8d0" officeooo:paragraph-rsid="0004d8d0"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1: (a) aditya@aditya:~$ echo "HELLO WORLD"</text:p>
      <text:p text:style-name="P1">HELLO WORLD</text:p>
      <text:p text:style-name="P1"/>
      <text:p text:style-name="P1">(b) aditya@aditya:~/new$ ls -alrt</text:p>
      <text:p text:style-name="P1">total 8</text:p>
      <text:p text:style-name="P1">drwxr-xr-x 17 aditya aditya 4096 Mar 17 21:59 ..</text:p>
      <text:p text:style-name="P1">-rw-rw-r-- <text:s/>1 aditya aditya <text:s text:c="3"/>0 Mar 17 22:01 file3</text:p>
      <text:p text:style-name="P1">-rw-rw-r-- <text:s/>1 aditya aditya <text:s text:c="3"/>0 Mar 17 22:01 file2</text:p>
      <text:p text:style-name="P1">-rw-rw-r-- <text:s/>1 aditya aditya <text:s text:c="3"/>0 Mar 17 22:01 file1</text:p>
      <text:p text:style-name="P1">-rw-rw-r-- <text:s/>1 aditya aditya <text:s text:c="3"/>0 Mar 17 22:09 .file4</text:p>
      <text:p text:style-name="P1">drwxrwxr-x <text:s/>2 aditya aditya 4096 Mar 17 22:09 .</text:p>
      <text:p text:style-name="P1"/>
      <text:p text:style-name="P1">(c) aditya@aditya:~/new$ passwd</text:p>
      <text:p text:style-name="P1">Changing password for aditya.</text:p>
      <text:p text:style-name="P1">(current) UNIX password: </text:p>
      <text:p text:style-name="P1">Enter new UNIX password: </text:p>
      <text:p text:style-name="P1">Retype new UNIX password: </text:p>
      <text:p text:style-name="P1">Bad: new password is too simple</text:p>
      <text:p text:style-name="P1">Enter new UNIX password: </text:p>
      <text:p text:style-name="P1">Retype new UNIX password: </text:p>
      <text:p text:style-name="P1">passwd: password updated successfully</text:p>
      <text:p text:style-name="P1"/>
      <text:p text:style-name="P1">(d) aditya@aditya:~/new$ date</text:p>
      <text:p text:style-name="P1">Tue Mar 17 22:15:15 IST 2015</text:p>
      <text:p text:style-name="P1"/>
      <text:p text:style-name="P1">(e) aditya@aditya:~/new$ whoami</text:p>
      <text:p text:style-name="P1">aditya</text:p>
      <text:p text:style-name="P1"/>
      <text:p text:style-name="P1">(f) aditya@aditya:~/new$ pwd</text:p>
      <text:p text:style-name="P1">/home/aditya/new</text:p>
      <text:p text:style-name="P1"/>
      <text:p text:style-name="P1">(g) aditya@aditya:~/new$ history</text:p>
      <text:p text:style-name="P1"><text:s text:c="4"/>1 <text:s/>sudo apt-get update</text:p>
      <text:p text:style-name="P1"><text:soft-page-break/><text:s text:c="4"/>2 <text:s/>echo "HELLO WORLD"</text:p>
      <text:p text:style-name="P1"><text:s text:c="4"/>3 <text:s/>mkdir new project</text:p>
      <text:p text:style-name="P1"><text:s text:c="4"/>4 <text:s/>cd</text:p>
      <text:p text:style-name="P1"><text:s text:c="4"/>5 <text:s/>cd..</text:p>
      <text:p text:style-name="P1"><text:s text:c="4"/>6 <text:s/>cd.</text:p>
      <text:p text:style-name="P1"><text:s text:c="4"/>7 <text:s/>cd new project</text:p>
      <text:p text:style-name="P1"><text:s text:c="4"/>8 <text:s/>cls</text:p>
      <text:p text:style-name="P1"><text:s text:c="4"/>9 <text:s/>clear</text:p>
      <text:p text:style-name="P1"><text:s text:c="3"/>10 <text:s/>touch file1 file2 file3</text:p>
      <text:p text:style-name="P1"><text:s text:c="3"/>11 <text:s/>ls</text:p>
      <text:p text:style-name="P1"><text:s text:c="3"/>12 <text:s/>ls -alrt</text:p>
      <text:p text:style-name="P1"><text:s text:c="3"/>13 <text:s/>ls -a</text:p>
      <text:p text:style-name="P1"><text:s text:c="3"/>14 <text:s/>ls -l</text:p>
      <text:p text:style-name="P1"><text:s text:c="3"/>15 <text:s/>ls -r</text:p>
      <text:p text:style-name="P1"><text:s text:c="3"/>16 <text:s/>ls -t</text:p>
      <text:p text:style-name="P1"><text:s text:c="3"/>17 <text:s/>touch .file4</text:p>
      <text:p text:style-name="P1"><text:s text:c="3"/>18 <text:s/>ls -at</text:p>
      <text:p text:style-name="P1"><text:s text:c="3"/>19 <text:s/>ls -a</text:p>
      <text:p text:style-name="P1"><text:s text:c="3"/>20 <text:s/>ls -alrt</text:p>
      <text:p text:style-name="P1"><text:s text:c="3"/>21 <text:s/>passwd</text:p>
      <text:p text:style-name="P1"><text:s text:c="3"/>22 <text:s/>-help</text:p>
      <text:p text:style-name="P1"><text:s text:c="3"/>23 <text:s/>clear</text:p>
      <text:p text:style-name="P1"><text:s text:c="3"/>24 <text:s/>help</text:p>
      <text:p text:style-name="P1"><text:s text:c="3"/>25 <text:s/>clear</text:p>
      <text:p text:style-name="P1"><text:s text:c="3"/>26 <text:s/>date</text:p>
      <text:p text:style-name="P1"><text:s text:c="3"/>27 <text:s/>whoami</text:p>
      <text:p text:style-name="P1"><text:s text:c="3"/>28 <text:s/>pwd</text:p>
      <text:p text:style-name="P1"><text:s text:c="3"/>29 <text:s/>ll</text:p>
      <text:p text:style-name="P1"><text:s text:c="3"/>30 <text:s/>history</text:p>
      <text:p text:style-name="P1"/>
      <text:p text:style-name="P1"/>
      <text:p text:style-name="P1">(i) aditya@aditya:~/new$ ps</text:p>
      <text:p text:style-name="P1"><text:s text:c="2"/>PID TTY <text:s text:c="9"/>TIME CMD</text:p>
      <text:p text:style-name="P1"><text:soft-page-break/><text:s/>2634 pts/6 <text:s text:c="3"/>00:00:00 bash</text:p>
      <text:p text:style-name="P1"><text:s/>2842 pts/6 <text:s text:c="3"/>00:00:00 ps</text:p>
      <text:p text:style-name="P1"/>
      <text:p text:style-name="P1">(j) aditya@aditya:~/new$ grep "how" file1</text:p>
      <text:p text:style-name="P1">how</text:p>
      <text:p text:style-name="P1"/>
      <text:p text:style-name="P1">(k) aditya@aditya:~/new$ ps aux | grep bash</text:p>
      <text:p text:style-name="P1">aditya <text:s text:c="3"/>2897 <text:s/>0.0 <text:s/>0.1 <text:s text:c="2"/>7016 <text:s/>4832 pts/6 <text:s text:c="3"/>Ss <text:s text:c="2"/>22:28 <text:s text:c="2"/>0:00 bash</text:p>
      <text:p text:style-name="P1">aditya <text:s text:c="3"/>2983 <text:s/>0.0 <text:s/>0.0 <text:s text:c="2"/>4476 <text:s/>2008 pts/6 <text:s text:c="3"/>S+ <text:s text:c="2"/>22:47 <text:s text:c="2"/>0:00 grep --color=auto bash</text:p>
      <text:p text:style-name="P1"/>
      <text:p text:style-name="P2">Ques2: aditya@aditya:~$ mkdir exercises</text:p>
      <text:p text:style-name="P1">aditya@aditya:~$ cd exercises</text:p>
      <text:p text:style-name="P1">aditya@aditya:~/exercises$ </text:p>
      <text:p text:style-name="P1"/>
      <text:p text:style-name="P2">Ques3: aditya@aditya:~/exercises$ touch file1.txt file2.txt file3.txt</text:p>
      <text:p text:style-name="P1">aditya@aditya:~/exercises$ </text:p>
      <text:p text:style-name="P1"/>
      <text:p text:style-name="P2">Ques4: <text:s/>aditya@aditya:~/exercises$ cp file1.txt ~/exercises/files</text:p>
      <text:p text:style-name="P1">aditya@aditya:~/exercises$ cp file1.txt files</text:p>
      <text:p text:style-name="P1">aditya@aditya:~/exercises$ cat files</text:p>
      <text:p text:style-name="P1">this</text:p>
      <text:p text:style-name="P1">is </text:p>
      <text:p text:style-name="P1">C</text:p>
      <text:p text:style-name="P1">ou</text:p>
      <text:p text:style-name="P1"/>
      <text:p text:style-name="P2">QUES5 aditya@aditya:~$ cp -R exercises <text:s/>files</text:p>
      <text:p text:style-name="P1">aditya@aditya:~$</text:p>
      <text:p text:style-name="P1"/>
      <text:p text:style-name="P1">aditya@aditya:~/files$ ls</text:p>
      <text:p text:style-name="P1">exercises</text:p>
      <text:p text:style-name="P1">aditya@aditya:~/files$ cd exercises</text:p>
      <text:p text:style-name="P1">aditya@aditya:~/files/exercises$ ls</text:p>
      <text:p text:style-name="P1"><text:soft-page-break/>file1.txt <text:s/>file2.txt <text:s/>file3.txt <text:s/>files</text:p>
      <text:p text:style-name="P1"/>
      <text:p text:style-name="P2">QUES6 aditya@aditya:~$ ln -s files1.txt symlink</text:p>
      <text:p text:style-name="P1">aditya@aditya:~$ </text:p>
      <text:p text:style-name="P1"/>
      <text:p text:style-name="P2">Ques7 aditya@aditya:~$ ln files hardtlink</text:p>
      <text:p text:style-name="P1">aditya@aditya:~$ </text:p>
      <text:p text:style-name="P1"/>
      <text:p text:style-name="P2">Ques8 A softlink will have a different inode no. Than the source file, which will be having a pointer to the source file but hardlink will be using the same inode no. as Of the source file.</text:p>
      <text:p text:style-name="P1"><text:s/></text:p>
      <text:p text:style-name="P2">QUES9 <text:s/>aditya@aditya:~/exercises$ chmod 700 files</text:p>
      <text:p text:style-name="P1">aditya@aditya:~/exercises$ ll</text:p>
      <text:p text:style-name="P1">total 16</text:p>
      <text:p text:style-name="P1">drwxrwxr-x <text:s/>3 aditya aditya 4096 Mar 17 23:12 ./</text:p>
      <text:p text:style-name="P1">drwxr-xr-x 23 aditya aditya 4096 Mar 22 12:44 ../</text:p>
      <text:p text:style-name="P1">-rw-rw-r-- <text:s/>1 aditya aditya <text:s text:c="2"/>14 Mar 17 22:58 file1.txt</text:p>
      <text:p text:style-name="P1">-rw-rw-r-- <text:s/>1 aditya aditya <text:s text:c="3"/>0 Mar 17 22:56 file2.txt</text:p>
      <text:p text:style-name="P1">-rw-rw-r-- <text:s/>1 aditya aditya <text:s text:c="3"/>0 Mar 17 22:56 file3.txt</text:p>
      <text:p text:style-name="P1">drwx------ <text:s/>2 aditya aditya 4096 Mar 17 23:27 files/</text:p>
      <text:p text:style-name="P1">aditya@aditya:~/exercises$ </text:p>
      <text:p text:style-name="P1"/>
      <text:p text:style-name="P2">QUES10 aditya@aditya:/home$ ls</text:p>
      <text:p text:style-name="P1">aditya <text:s/>test</text:p>
      <text:p text:style-name="P1"/>
      <text:p text:style-name="P2">QUES11 aditya@aditya:~$ sudo chown test -v /home/aditya/exercises/file1.txt</text:p>
      <text:p text:style-name="P1">[sudo] password for aditya: </text:p>
      <text:p text:style-name="P1">changed ownership of ‘/home/aditya/exercises/file1.txt’ from aditya to test</text:p>
      <text:p text:style-name="P1">aditya@aditya:~$ cd exercises/</text:p>
      <text:p text:style-name="P1">aditya@aditya:~/exercises$ ls -al</text:p>
      <text:p text:style-name="P1">total 16</text:p>
      <text:p text:style-name="P1">drwxrwxr-x <text:s/>3 aditya aditya 4096 Mar 17 23:12 .</text:p>
      <text:p text:style-name="P1"><text:soft-page-break/>drwxr-xr-x 23 aditya aditya 4096 Mar 25 19:30 ..</text:p>
      <text:p text:style-name="P1">-rw-rw-r-- <text:s/>1 test <text:s text:c="2"/>aditya <text:s text:c="2"/>14 Mar 17 22:58 file1.txt</text:p>
      <text:p text:style-name="P1">-rw-rw-r-- <text:s/>1 aditya aditya <text:s text:c="3"/>0 Mar 17 22:56 file2.txt</text:p>
      <text:p text:style-name="P1">-rw-rw-r-- <text:s/>1 aditya aditya <text:s text:c="3"/>0 Mar 17 22:56 file3.txt</text:p>
      <text:p text:style-name="P1">drwx------ <text:s/>2 aditya aditya 4096 Mar 17 23:27 files</text:p>
      <text:p text:style-name="P1"/>
      <text:p text:style-name="P2">QUES12 aditya@aditya:~$ pwd</text:p>
      <text:p text:style-name="P1">/home/aditya</text:p>
      <text:p text:style-name="P1">aditya@aditya:~$ mkdir -p john/work/scripts/bash</text:p>
      <text:p text:style-name="P1">aditya@aditya:~$ ls</text:p>
      <text:p text:style-name="P1">Desktop <text:s text:c="11"/>git.txt <text:s text:c="16"/>new <text:s text:c="7"/>testgit</text:p>
      <text:p text:style-name="P1">Documents <text:s text:c="9"/>john <text:s text:c="19"/>Pictures <text:s text:c="2"/>testlink</text:p>
      <text:p text:style-name="P1">Downloads <text:s text:c="9"/>Linuxexercises.pdf <text:s text:c="5"/>project <text:s text:c="3"/>Version-control-git.ppt</text:p>
      <text:p text:style-name="P1">examples.desktop <text:s text:c="2"/>LinuxIntroPPT.ppt.pptx <text:s/>Public <text:s text:c="4"/>Videos</text:p>
      <text:p text:style-name="P1">exercises <text:s text:c="9"/>linux.txt <text:s text:c="14"/>READ.md</text:p>
      <text:p text:style-name="P1">files <text:s text:c="13"/>linux.txt~ <text:s text:c="13"/>symlink</text:p>
      <text:p text:style-name="P1">git-exercises.txt <text:s/>Music <text:s text:c="18"/>Templates</text:p>
      <text:p text:style-name="P1">aditya@aditya:~$ cd john</text:p>
      <text:p text:style-name="P1">aditya@aditya:~/john$ ls</text:p>
      <text:p text:style-name="P1">work</text:p>
      <text:p text:style-name="P1">aditya@aditya:~/john$ cd work</text:p>
      <text:p text:style-name="P1">aditya@aditya:~/john/work$ ls</text:p>
      <text:p text:style-name="P1">scripts</text:p>
      <text:p text:style-name="P1">aditya@aditya:~/john/work$ cd scripts</text:p>
      <text:p text:style-name="P1">aditya@aditya:~/john/work/scripts$ ls</text:p>
      <text:p text:style-name="P1">bash</text:p>
      <text:p text:style-name="P1">aditya@aditya:~/john/work/scripts$ cd bash</text:p>
      <text:p text:style-name="P1">aditya@aditya:~/john/work/scripts/bash$</text:p>
      <text:p text:style-name="P1"/>
      <text:p text:style-name="P2">QUES13 aditya@aditya:~/exercises/files/excercises$ </text:p>
      <text:p text:style-name="P1"/>
      <text:p text:style-name="P1">we can't directly delete the directory with the command rm</text:p>
      <text:p text:style-name="P1">it will give you like this aditya@aditya:~$ rm exercises/</text:p>
      <text:p text:style-name="P1"><text:soft-page-break/>rm: cannot remove ‘exercises/’: Is a directory</text:p>
      <text:p text:style-name="P1"/>
      <text:p text:style-name="P1">BUT, we can delete it by rm -r -f where -r(recurssively) -f(forcefully)</text:p>
      <text:p text:style-name="P1">aditya@aditya:~$ rm -r -f exercises</text:p>
      <text:p text:style-name="P1">aditya@aditya:~$ ls</text:p>
      <text:p text:style-name="P1">Desktop <text:s text:c="11"/>git.txt <text:s text:c="16"/>Music <text:s text:c="4"/>symlink</text:p>
      <text:p text:style-name="P1">Documents <text:s text:c="9"/>john <text:s text:c="19"/>new <text:s text:c="6"/>Templates</text:p>
      <text:p text:style-name="P1">Downloads <text:s text:c="9"/>Linuxexercises.pdf <text:s text:c="5"/>Pictures <text:s/>testgit</text:p>
      <text:p text:style-name="P1">examples.desktop <text:s text:c="2"/>LinuxIntroPPT.ppt.pptx <text:s/>project <text:s text:c="2"/>testlink</text:p>
      <text:p text:style-name="P1">files <text:s text:c="13"/>linux.txt <text:s text:c="14"/>Public <text:s text:c="3"/>Version-control-git.ppt</text:p>
      <text:p text:style-name="P1">git-exercises.txt <text:s/>linux.txt~ <text:s text:c="13"/>READ.md <text:s text:c="2"/>Videos</text:p>
      <text:p text:style-name="P1">aditya@aditya:~$ </text:p>
      <text:p text:style-name="P1"/>
      <text:p text:style-name="P2">QUES14 file named employees.odt has a mode of rw­-r-­­r­ it means the owner has ol the read write and execute permissions but other and group has only read permission so.. as the john is not the file owner but the member of the group that owns that file so he can only read the file but can write on it.</text:p>
      <text:p text:style-name="P1"/>
      <text:p text:style-name="P2">QUES15 aditya@aditya:/$ alias c='clear'</text:p>
      <text:p text:style-name="P1">aditya@aditya:/$</text:p>
      <text:p text:style-name="P1">here we are using '' because the command doesn't contain any space if we want to create a alias for ls -l we wil do it like </text:p>
      <text:p text:style-name="P1">alias l='ls -l'.</text:p>
      <text:p text:style-name="P1"/>
      <text:p text:style-name="P2">QUES16 aditya@aditya:~$ tar cvf filesarch.tar files</text:p>
      <text:p text:style-name="P1">files/</text:p>
      <text:p text:style-name="P1">files/exercises/</text:p>
      <text:p text:style-name="P1">files/exercises/file3.txt</text:p>
      <text:p text:style-name="P1">files/exercises/file2.txt</text:p>
      <text:p text:style-name="P1">files/exercises/files</text:p>
      <text:p text:style-name="P1">files/exercises/file1.txt</text:p>
      <text:p text:style-name="P1">files/testlink</text:p>
      <text:p text:style-name="P1">aditya@aditya:~$ </text:p>
      <text:p text:style-name="P1"><text:soft-page-break/></text:p>
      <text:p text:style-name="P2">QUES 17 aditya@aditya:~$ tar -tf mytar.tar|grep file2.txt</text:p>
      <text:p text:style-name="P1"/>
      <text:p text:style-name="P2">QUES 18 aditya@aditya:~ find ./ file1.txt|grep .tar</text:p>
      <text:p text:style-name="P1"><text:tab/>./mytar2.tar</text:p>
      <text:p text:style-name="P1"><text:s text:c="6"/>./mytar.tar</text:p>
      <text:p text:style-name="P1">(these two tar file contains file1.txt file)</text:p>
      <text:p text:style-name="P1"/>
      <text:p text:style-name="P2">QUES 19 aditya@aditya:~$ find . -type f -size +1024c</text:p>
      <text:p text:style-name="P1">./mytar2.tar</text:p>
      <text:p text:style-name="P1">./mytar.tar</text:p>
      <text:p text:style-name="P1"/>
      <text:p text:style-name="P2">QUES 20 ADDING VARIABLE:- aditya@aditya:~$ export abc=aditya/files/</text:p>
      <text:p text:style-name="P1">aditya@aditya:~$ echo "$abc"</text:p>
      <text:p text:style-name="P1">aditya/files/</text:p>
      <text:p text:style-name="P1">I particularly set this variable in the directory we can also create a varible directly for the particular shell.</text:p>
      <text:p text:style-name="P1"/>
      <text:p text:style-name="P1">REMOVING VAIABLE:- aditya@aditya:~$ unset abc</text:p>
      <text:p text:style-name="P1">aditya@aditya:~$ echo $abc</text:p>
      <text:p text:style-name="P1"/>
      <text:p text:style-name="P1">aditya@aditya:~$ </text:p>
      <text:p text:style-name="P1"><text:s/></text:p>
      <text:p text:style-name="P1"/>
      <text:p text:style-name="P2">QUES 21 aditya@aditya:~$ sudo apt-get install openssh-server</text:p>
      <text:p text:style-name="P1"/>
      <text:p text:style-name="P1"/>
      <text:p text:style-name="P1"><text:s/></text:p>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Tibetan Machine Uni" svg:font-family="'Tibetan Machine Uni'" style:font-pitch="variable"/>
    <style:font-face style:name="gargi" svg:font-family="garg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26T21:53:53.693814459</dc:date>
    <meta:editing-duration>PT5M17S</meta:editing-duration>
    <meta:editing-cycles>2</meta:editing-cycles>
    <meta:generator>LibreOffice/4.3.3.2$Linux_x86 LibreOffice_project/430m0$Build-2</meta:generator>
    <meta:document-statistic meta:table-count="0" meta:image-count="0" meta:object-count="0" meta:page-count="7" meta:paragraph-count="183" meta:word-count="831" meta:character-count="6343" meta:non-whitespace-character-count="5153"/>
  </office:meta>
</office:document-meta>
</file>